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320000005ECE95B64EC6CB1BA0.jpg" manifest:media-type="image/jpeg"/>
  <manifest:file-entry manifest:full-path="Pictures/10000000000000320000005ED48DC7AFF9C3E779.jpg" manifest:media-type="image/jpeg"/>
  <manifest:file-entry manifest:full-path="Pictures/10000000000001E4000003AAF5973A0BDECC8C98.jpg" manifest:media-type="image/jpeg"/>
  <manifest:file-entry manifest:full-path="Pictures/100000000000003100000060656934636A252BC9.jpg" manifest:media-type="image/jpeg"/>
  <manifest:file-entry manifest:full-path="Pictures/10000000000000320000005E068EA07BDA9C9A2F.jpg" manifest:media-type="image/jpeg"/>
  <manifest:file-entry manifest:full-path="Pictures/10000000000000320000006155C80C5B0AB43291.jpg" manifest:media-type="image/jpeg"/>
  <manifest:file-entry manifest:full-path="Pictures/100000000000003100000060BEDF63508B8C8DBA.jpg" manifest:media-type="image/jpeg"/>
  <manifest:file-entry manifest:full-path="Pictures/10000000000000320000005DA43A18DE230FD5AA.jpg" manifest:media-type="image/jpeg"/>
  <manifest:file-entry manifest:full-path="Pictures/10000000000000320000006029F3AF97A6136CAA.jpg" manifest:media-type="image/jpeg"/>
  <manifest:file-entry manifest:full-path="Pictures/10000000000000320000005E0A58F6366F612815.jpg" manifest:media-type="image/jpeg"/>
  <manifest:file-entry manifest:full-path="Pictures/10000000000000320000005E9814A7DF77F07595.jpg" manifest:media-type="image/jpeg"/>
  <manifest:file-entry manifest:full-path="Pictures/100000000000003200000061162E8F8B77AD3DBF.jpg" manifest:media-type="image/jpeg"/>
  <manifest:file-entry manifest:full-path="Pictures/10000000000000320000005DBEB11F7501B8950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bster Two" svg:font-family="'Lobster Tw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53cm" svg:stroke-color="#000000" draw:marker-start-width="0.279cm" draw:marker-end-width="0.279cm" draw:fill-color="#006600" draw:textarea-horizontal-align="justify" draw:textarea-vertical-align="middle" draw:auto-grow-height="false" fo:min-height="17.498cm" fo:min-width="9.448cm" fo:padding-top="0.151cm" fo:padding-bottom="0.151cm" fo:padding-left="0.276cm" fo:padding-right="0.27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25cm" fo:min-width="6.5cm" draw:shadow="visible" draw:shadow-offset-x="0.071cm" draw:shadow-offset-y="0.071cm" draw:shadow-color="#000000"/>
    </style:style>
    <style:style style:name="gr3" style:family="graphic" style:parent-style-name="standard">
      <style:graphic-properties svg:stroke-opacity="0%" draw:opacity="0%" draw:textarea-horizontal-align="justify" draw:textarea-vertical-align="middle" draw:auto-grow-height="false" fo:min-height="0.75cm" fo:min-width="6.5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45cm" fo:min-width="1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05cm" fo:min-width="0cm"/>
    </style:style>
    <style:style style:name="gr6" style:family="graphic" style:parent-style-name="standard">
      <style:graphic-properties svg:stroke-opacity="0%" draw:opacity="0%" draw:textarea-horizontal-align="justify" draw:textarea-vertical-align="middle" draw:auto-grow-height="false" fo:min-height="2.45cm" fo:min-width="6.5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006600" draw:textarea-horizontal-align="justify" draw:textarea-vertical-align="middle" draw:auto-grow-height="false" fo:min-height="18.698cm" fo:min-width="27.2cm" fo:padding-top="0.151cm" fo:padding-bottom="0.151cm" fo:padding-left="0.276cm" fo:padding-right="0.276cm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006600"/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start"/>
      <style:text-properties fo:color="#ffffff" fo:font-size="15pt" style:font-size-asian="15pt" style:font-size-complex="15pt"/>
    </style:style>
    <style:style style:name="P5" style:family="paragraph">
      <loext:graphic-properties draw:opacity="0%"/>
      <style:paragraph-properties fo:text-align="start"/>
      <style:text-properties fo:color="#ffffff" fo:font-size="15pt" style:font-size-asian="15pt" style:font-size-complex="15pt"/>
    </style:style>
    <style:style style:name="P6" style:family="paragraph">
      <style:paragraph-properties fo:text-align="end"/>
      <style:text-properties fo:font-size="15pt" style:font-size-asian="15pt" style:font-size-complex="15pt"/>
    </style:style>
    <style:style style:name="P7" style:family="paragraph">
      <loext:graphic-properties draw:fill-color="#ffffff"/>
      <style:paragraph-properties fo:text-align="end"/>
      <style:text-properties fo:font-size="15pt" style:font-size-asian="15pt" style:font-size-complex="15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style:paragraph-properties fo:text-align="center"/>
      <style:text-properties fo:color="#ffffff" style:font-name="Liberation Sans1" fo:font-size="28pt" fo:font-weight="bold" style:font-size-asian="28pt" style:font-weight-asian="bold" style:font-size-complex="28pt" style:font-weight-complex="bold"/>
    </style:style>
    <style:style style:name="P10" style:family="paragraph">
      <loext:graphic-properties draw:opacity="0%"/>
      <style:paragraph-properties fo:text-align="center"/>
      <style:text-properties fo:color="#ffffff" style:font-name="Liberation Sans1" fo:font-size="28pt" fo:font-weight="bold" style:font-size-asian="28pt" style:font-weight-asian="bold" style:font-size-complex="28pt" style:font-weight-complex="bold"/>
    </style:style>
    <style:style style:name="P1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size="15pt" style:font-size-asian="15pt" style:font-size-complex="15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ffffff" style:font-name="Liberation Sans1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enu principal" draw:style-name="dp1" draw:master-page-name="Standard">
        <draw:g>
          <draw:custom-shape draw:style-name="gr1" draw:text-style-name="P1" draw:layer="layout" svg:width="10cm" svg:height="17.8cm" svg:x="9.1cm" svg:y="1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7cm" svg:height="1.5cm" svg:x="10.7cm" svg:y="6.2cm">
            <text:p text:style-name="P2"><text:span text:style-name="T1">JOU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7cm" svg:height="1.5cm" svg:x="10.7cm" svg:y="10.2cm">
            <text:p text:style-name="P2"><text:span text:style-name="T1">SC</text:span><text:span text:style-name="T1">OR</text:span><text:span text:style-name="T1">E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7cm" svg:height="1.5cm" svg:x="10.7cm" svg:y="13.2cm">
            <text:p text:style-name="P2"><text:span text:style-name="T1">RÈGL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7cm" svg:height="1cm" svg:x="10.7cm" svg:y="7.7cm">
            <text:p text:style-name="P4"><text:span text:style-name="T2">Nombre de joueurs : 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1.5cm" svg:height="0.7cm" svg:x="16.2cm" svg:y="7.9cm">
            <text:p text:style-name="P6"><text:span text:style-name="T3">4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0.5cm" svg:height="0.3cm" svg:x="16.4cm" svg:y="8.1cm">
            <text:p/>
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10" draw:layer="layout" svg:width="7cm" svg:height="2.7cm" svg:x="10.7cm" svg:y="2.5cm">
            <text:p text:style-name="P9"><text:span text:style-name="T4">TARO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7cm" svg:height="1.5cm" svg:x="10.7cm" svg:y="16.2cm">
            <text:p text:style-name="P2"><text:span text:style-name="T1">QUITTER</text:span></text:p>
            <draw:enhanced-geometry svg:viewBox="0 0 21600 21600" draw:type="rectangle" draw:enhanced-path="M 0 0 L 21600 0 21600 21600 0 21600 0 0 Z N"/>
          </draw:custom-shape>
        </draw:g>
      </draw:page>
      <draw:page draw:name="Table de jeu" draw:style-name="dp1" draw:master-page-name="Standard">
        <draw:custom-shape draw:style-name="gr7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1.8cm" svg:height="3.498cm" svg:x="2.3cm" svg:y="15.702cm">
          <draw:image xlink:href="Pictures/10000000000000320000006155C80C5B0AB43291.jpg" xlink:type="simple" xlink:show="embed" xlink:actuate="onLoad">
            <text:p/>
          </draw:image>
        </draw:frame>
        <draw:frame draw:style-name="gr8" draw:text-style-name="P11" draw:layer="layout" svg:width="1.9cm" svg:height="3.579cm" svg:x="10.1cm" svg:y="15.691cm">
          <draw:image xlink:href="Pictures/10000000000000320000005E068EA07BDA9C9A2F.jpg" xlink:type="simple" xlink:show="embed" xlink:actuate="onLoad">
            <text:p/>
          </draw:image>
        </draw:frame>
        <draw:frame draw:style-name="gr8" draw:text-style-name="P11" draw:layer="layout" svg:width="1.838cm" svg:height="3.6cm" svg:x="12.731cm" svg:y="15.7cm">
          <draw:image xlink:href="Pictures/100000000000003100000060656934636A252BC9.jpg" xlink:type="simple" xlink:show="embed" xlink:actuate="onLoad">
            <text:p/>
          </draw:image>
        </draw:frame>
        <draw:frame draw:style-name="gr8" draw:text-style-name="P11" draw:layer="layout" svg:width="1.814cm" svg:height="3.514cm" svg:x="4.874cm" svg:y="15.686cm">
          <draw:image xlink:href="Pictures/10000000000001E4000003AAF5973A0BDECC8C98.jpg" xlink:type="simple" xlink:show="embed" xlink:actuate="onLoad">
            <text:p/>
          </draw:image>
        </draw:frame>
        <draw:frame draw:style-name="gr8" draw:text-style-name="P11" draw:layer="layout" svg:width="1.842cm" svg:height="3.544cm" svg:x="7.458cm" svg:y="15.656cm">
          <draw:image xlink:href="Pictures/10000000000000320000006029F3AF97A6136CAA.jpg" xlink:type="simple" xlink:show="embed" xlink:actuate="onLoad">
            <text:p/>
          </draw:image>
        </draw:frame>
        <draw:frame draw:style-name="gr8" draw:text-style-name="P11" draw:layer="layout" svg:width="2.28cm" svg:height="4.295cm" svg:x="13.8cm" svg:y="2.005cm">
          <draw:image xlink:href="Pictures/10000000000000320000005E9814A7DF77F07595.jpg" xlink:type="simple" xlink:show="embed" xlink:actuate="onLoad">
            <text:p/>
          </draw:image>
        </draw:frame>
        <draw:frame draw:style-name="gr8" draw:text-style-name="P11" draw:layer="layout" svg:width="1.9cm" svg:height="3.692cm" svg:x="17.9cm" svg:y="15.708cm">
          <draw:image xlink:href="Pictures/100000000000003200000061162E8F8B77AD3DBF.jpg" xlink:type="simple" xlink:show="embed" xlink:actuate="onLoad">
            <text:p/>
          </draw:image>
        </draw:frame>
        <draw:frame draw:style-name="gr8" draw:text-style-name="P11" draw:layer="layout" svg:width="2.276cm" svg:height="4.464cm" svg:x="24.024cm" svg:y="6.336cm">
          <draw:image xlink:href="Pictures/100000000000003100000060BEDF63508B8C8DBA.jpg" xlink:type="simple" xlink:show="embed" xlink:actuate="onLoad">
            <text:p/>
          </draw:image>
        </draw:frame>
        <draw:frame draw:style-name="gr8" draw:text-style-name="P11" draw:layer="layout" svg:width="1.911cm" svg:height="3.6cm" svg:x="20.5cm" svg:y="15.7cm">
          <draw:image xlink:href="Pictures/10000000000000320000005E0A58F6366F612815.jpg" xlink:type="simple" xlink:show="embed" xlink:actuate="onLoad">
            <text:p/>
          </draw:image>
        </draw:frame>
        <draw:frame draw:style-name="gr8" draw:text-style-name="P11" draw:layer="layout" svg:width="1.9cm" svg:height="3.539cm" svg:x="15.3cm" svg:y="15.761cm">
          <draw:image xlink:href="Pictures/10000000000000320000005DBEB11F7501B89507.jpg" xlink:type="simple" xlink:show="embed" xlink:actuate="onLoad">
            <text:p/>
          </draw:image>
        </draw:frame>
        <draw:frame draw:style-name="gr8" draw:text-style-name="P11" draw:layer="layout" svg:width="1.958cm" svg:height="3.647cm" svg:x="23cm" svg:y="15.7cm">
          <draw:image xlink:href="Pictures/10000000000000320000005DA43A18DE230FD5AA.jpg" xlink:type="simple" xlink:show="embed" xlink:actuate="onLoad">
            <text:p/>
          </draw:image>
        </draw:frame>
        <draw:frame draw:style-name="gr8" draw:text-style-name="P11" draw:layer="layout" svg:width="1.896cm" svg:height="3.6cm" svg:x="25.524cm" svg:y="15.7cm">
          <draw:image xlink:href="Pictures/10000000000000320000005ED48DC7AFF9C3E779.jpg" xlink:type="simple" xlink:show="embed" xlink:actuate="onLoad">
            <text:p/>
          </draw:image>
        </draw:frame>
        <draw:frame draw:style-name="gr8" draw:text-style-name="P11" draw:layer="layout" svg:width="2.282cm" svg:height="4.3cm" svg:x="3.018cm" svg:y="6.3cm">
          <draw:image xlink:href="Pictures/10000000000000320000005ECE95B64EC6CB1BA0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bster Two" svg:font-family="'Lobster Tw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0T14:30:35.443705442</meta:creation-date>
    <dc:date>2017-03-30T16:35:02.443049427</dc:date>
    <meta:editing-duration>PT16M10S</meta:editing-duration>
    <meta:editing-cycles>5</meta:editing-cycles>
    <meta:generator>LibreOffice/5.1.4.2$Linux_X86_64 LibreOffice_project/10m0$Build-2</meta:generator>
    <meta:document-statistic meta:object-count="24"/>
  </office:meta>
</office:document-meta>
</file>